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20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text-align="center" style:text-autospace="none"/>
    </style:style>
    <style:style style:name="P6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P7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margin-left="1.27cm" fo:margin-right="0cm" fo:margin-top="0cm" fo:margin-bottom="0cm" fo:text-align="center" fo:text-indent="-1.27cm" style:text-autospace="none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margin-left="0cm" fo:margin-right="0cm" fo:margin-top="0cm" fo:margin-bottom="0cm" fo:text-indent="0cm" style:text-autospace="none"/>
    </style:style>
    <style:style style:name="P11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27cm" svg:y="0.762cm">
          <draw:text-box>
            <text:p text:style-name="P1"><text:span text:style-name="T1">HYMN #524</text:span></text:p>
            <text:p text:style-name="P1"><text:span text:style-name="T2">“</text:span><text:span text:style-name="T2">How Sweet the Name of Jesus Sound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4" draw:layer="layout" svg:width="25.654cm" svg:height="7.011cm" svg:x="1.27cm" svg:y="0.762cm">
          <draw:text-box>
            <text:p text:style-name="P1"><text:span text:style-name="T3">1.</text:span><text:span text:style-name="T4"> How sweet the name of Jesus sounds</text:span><text:span text:style-name="T4"><text:line-break/></text:span><text:span text:style-name="T4">In a believer’s ear!</text:span><text:span text:style-name="T4"><text:line-break/></text:span><text:span text:style-name="T4">It soothes our sorrows, heals our wounds,</text:span><text:span text:style-name="T4"><text:line-break/></text:span><text:span text:style-name="T4">And drives away our fea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3" draw:text-style-name="P6" draw:layer="layout" svg:width="25.654cm" svg:height="7.011cm" svg:x="1.27cm" svg:y="0.762cm">
          <draw:text-box>
            <text:p text:style-name="P5"><text:span text:style-name="T5">2.</text:span><text:span text:style-name="T6"> </text:span><text:span text:style-name="T7">It makes the wounded spirit whole</text:span><text:span text:style-name="T7"><text:line-break/></text:span><text:span text:style-name="T7">And calms the heart’s unrest;</text:span><text:span text:style-name="T7"><text:line-break/></text:span><text:span text:style-name="T7">’Tis manna to the hungry soul</text:span></text:p>
            <text:p text:style-name="P5"><text:span text:style-name="T7">And to the weary, re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3" draw:text-style-name="P7" draw:layer="layout" svg:width="25.654cm" svg:height="7.011cm" svg:x="1.27cm" svg:y="0.762cm">
          <draw:text-box>
            <text:p text:style-name="P5"><text:span text:style-name="T5">3.</text:span><text:span text:style-name="T7"> Dear name! The rock on which I build,</text:span><text:span text:style-name="T7"><text:line-break/></text:span><text:span text:style-name="T7">My shield and hiding place;</text:span><text:span text:style-name="T7"><text:line-break/></text:span><text:span text:style-name="T7">My never-failing treasury filled</text:span><text:span text:style-name="T7"><text:line-break/></text:span><text:span text:style-name="T7">With boundless stores of gr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3" draw:text-style-name="P9" draw:layer="layout" svg:width="25.654cm" svg:height="7.011cm" svg:x="1.27cm" svg:y="0.762cm">
          <draw:text-box>
            <text:p text:style-name="P8"><text:span text:style-name="T5">4.</text:span><text:span text:style-name="T7"> O Jesus, shepherd, guardian, friend,</text:span></text:p>
            <text:p text:style-name="P8"><text:span text:style-name="T7">My Prophet, Priest, and King,</text:span></text:p>
            <text:p text:style-name="P8"><text:span text:style-name="T7">My Lord, my life, my way, my end,</text:span></text:p>
            <text:p text:style-name="P8"><text:span text:style-name="T7">Accept the praise I br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5" presentation:presentation-page-layout-name="AL1T0">
        <draw:frame draw:style-name="gr3" draw:text-style-name="P7" draw:layer="layout" svg:width="25.654cm" svg:height="7.011cm" svg:x="1.27cm" svg:y="0.762cm">
          <draw:text-box>
            <text:p text:style-name="P5"><text:span text:style-name="T5">5.</text:span><text:span text:style-name="T7"> How weak the effort of my heart,</text:span><text:span text:style-name="T7"><text:line-break/></text:span><text:span text:style-name="T7">How cold my warmest thought!</text:span><text:span text:style-name="T7"><text:line-break/></text:span><text:span text:style-name="T7">But when I see Thee as Thou art,</text:span><text:span text:style-name="T7"><text:line-break/></text:span><text:span text:style-name="T7">I’ll praise Thee as I ou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6" presentation:presentation-page-layout-name="AL1T0">
        <draw:frame draw:style-name="gr4" draw:text-style-name="P11" draw:layer="layout" svg:width="25.654cm" svg:height="12.457cm" svg:x="1.27cm" svg:y="0.762cm">
          <draw:text-box>
            <text:p text:style-name="P8"><text:span text:style-name="T5">6.</text:span><text:span text:style-name="T7"> Till then I would Thy love proclaim</text:span></text:p>
            <text:p text:style-name="P8"><text:span text:style-name="T7">With ev’ry fleeting breath;</text:span></text:p>
            <text:p text:style-name="P8"><text:span text:style-name="T7">And may the music of Thy name</text:span></text:p>
            <text:p text:style-name="P8"><text:span text:style-name="T7">Refresh my soul in death!</text:span></text:p>
            <text:p text:style-name="P1"><text:span text:style-name="T8"><text:line-break/></text:span><text:span text:style-name="T8"/></text:p>
            <text:p text:style-name="P10"><text:span text:style-name="T9"/></text:p>
            <text:p text:style-name="P10"><text:span text:style-name="T9"/></text:p>
            <text:p text:style-name="P10"><text:span text:style-name="T10"><text:s text:c="5"/></text:span><text:span text:style-name="T10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4T11:51:25.237000000</meta:creation-date>
    <dc:title>Hymn template</dc:title>
    <meta:editing-duration>PT18M9S</meta:editing-duration>
    <meta:editing-cycles>9</meta:editing-cycles>
    <meta:generator>LibreOffice/6.0.7.3$Windows_X86_64 LibreOffice_project/dc89aa7a9eabfd848af146d5086077aeed2ae4a5</meta:generator>
    <meta:initial-creator>Arthur Hoch</meta:initial-creator>
    <dc:date>2019-01-10T13:47:58.244000000</dc:date>
    <meta:document-statistic meta:object-count="126"/>
    <meta:template xlink:type="simple" xlink:actuate="onRequest" xlink:title="Hymn template" xlink:href="../../AppData/Roaming/LibreOffice/4/user/template/Worship%20Templsates/Hymn%20template.otp" meta:date="2015-02-04T11:51:24.940000000"/>
  </office:meta>
</office:document-meta>
</file>